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Comment_20_Blob">
      <style:graphic-properties draw:textarea-horizontal-align="justify" draw:textarea-vertical-align="middle" draw:auto-grow-height="false" fo:min-height="0cm" fo:min-width="0cm" fo:wrap-option="no-wrap"/>
    </style:style>
    <style:style style:name="gr2" style:family="graphic" style:parent-style-name="standard">
      <style:graphic-properties draw:stroke="solid" svg:stroke-width="0.4cm" svg:stroke-color="#000000" draw:marker-start-width="0.9cm" draw:marker-end-width="0.9cm" svg:stroke-opacity="100%" draw:fill="solid" draw:fill-color="#ffffff" fo:padding-top="-0.175cm" fo:padding-bottom="-0.175cm" fo:padding-left="-0.05cm" fo:padding-right="-0.05cm"/>
    </style:style>
    <style:style style:name="gr3" style:family="graphic" style:parent-style-name="standard">
      <style:graphic-properties draw:stroke="solid" svg:stroke-width="0.4cm" svg:stroke-color="#000000" draw:marker-start-width="0.9cm" draw:marker-end-width="0.9cm" svg:stroke-opacity="100%" draw:fill="solid" draw:fill-color="#000000" fo:padding-top="-0.175cm" fo:padding-bottom="-0.175cm" fo:padding-left="-0.05cm" fo:padding-right="-0.05cm"/>
    </style:style>
    <style:style style:name="gr4" style:family="graphic" style:parent-style-name="standard">
      <style:graphic-properties draw:stroke="none" svg:stroke-color="#000000" draw:fill="solid" draw:fill-color="#ffffff" draw:textarea-horizontal-align="center" draw:textarea-vertical-align="middle"/>
    </style:style>
    <style:style style:name="gr5" style:family="graphic" style:parent-style-name="Positioning_20_Data">
      <style:graphic-properties draw:textarea-horizontal-align="center" draw:textarea-vertical-align="middle"/>
    </style:style>
    <style:style style:name="gr6" style:family="graphic" style:parent-style-name="standard">
      <style:graphic-properties draw:stroke="solid" svg:stroke-width="0.4cm" svg:stroke-color="#ff420e" draw:marker-start-width="0.9cm" draw:marker-end-width="0.9cm" svg:stroke-opacity="100%" draw:fill="solid" draw:fill-color="#ffffff" fo:padding-top="-0.175cm" fo:padding-bottom="-0.175cm" fo:padding-left="-0.05cm" fo:padding-right="-0.05cm"/>
    </style:style>
    <style:style style:name="gr7" style:family="graphic" style:parent-style-name="standard">
      <style:graphic-properties draw:stroke="solid" svg:stroke-width="0.4cm" svg:stroke-color="#ff420e" draw:marker-start-width="0.9cm" draw:marker-end-width="0.9cm" svg:stroke-opacity="100%" draw:fill="solid" draw:fill-color="#000000" fo:padding-top="-0.175cm" fo:padding-bottom="-0.175cm" fo:padding-left="-0.05cm" fo:padding-right="-0.05cm"/>
    </style:style>
    <style:style style:name="gr8" style:family="graphic" style:parent-style-name="standard">
      <style:graphic-properties draw:stroke="none" svg:stroke-color="#ff420e" draw:fill="solid" draw:fill-color="#ffffff" draw:textarea-horizontal-align="center" draw:textarea-vertical-align="middle"/>
    </style:style>
    <style:style style:name="gr9" style:family="graphic" style:parent-style-name="Error_20_arrow">
      <style:graphic-properties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end" fo:text-indent="0cm"/>
    </style:style>
    <style:style style:name="P5" style:family="paragraph">
      <style:paragraph-properties fo:margin-left="0cm" fo:margin-right="0cm" fo:line-height="100%"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cm" svg:height="4cm" svg:x="4cm" svg:y="6.451cm">
          <text:p text:style-name="P1">Next INS fixes are without GPS and start to drift</text:p>
          <draw:enhanced-geometry svg:viewBox="0 0 21600 21600" draw:text-areas="800 800 20800 20800" draw:type="round-rectangular-callout" draw:modifiers="39086.2284428893 14052.6868282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9cm" svg:height="2.5cm" svg:x="26cm" svg:y="25.951cm">
          <text:p text:style-name="P1">Current best position estimate without INS origin (at t1)</text:p>
          <draw:enhanced-geometry svg:viewBox="0 0 21600 21600" draw:text-areas="800 800 20800 20800" draw:type="round-rectangular-callout" draw:modifiers="4132.34085101655 -12479.80807676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1">
          <draw:circle draw:style-name="gr2" draw:layer="layout" svg:width="2cm" svg:height="2cm" svg:x="25.5cm" svg:y="22.451cm">
            <text:p text:style-name="P3"/>
          </draw:circle>
          <draw:line draw:style-name="gr3" draw:layer="layout" svg:x1="26.5cm" svg:y1="21.451cm" svg:x2="26.5cm" svg:y2="25.451cm">
            <text:p text:style-name="P3"/>
          </draw:line>
          <draw:line draw:style-name="gr3" draw:layer="layout" svg:x1="24.5cm" svg:y1="23.451cm" svg:x2="28.5cm" svg:y2="23.451cm">
            <text:p text:style-name="P3"/>
          </draw:line>
          <draw:rect draw:style-name="gr4" draw:text-style-name="P2" draw:layer="layout" svg:width="0.661cm" svg:height="0.661cm" svg:x="26.162cm" svg:y="23.113cm">
            <text:p text:style-name="P3"/>
          </draw:rect>
        </draw:g>
        <draw:custom-shape draw:style-name="gr1" draw:text-style-name="P1" draw:layer="layout" svg:width="13.5cm" svg:height="1cm" svg:x="16.5cm" svg:y="-0.049cm">
          <text:p text:style-name="P1">Kept current best position estimate (at t0)</text:p>
          <draw:enhanced-geometry svg:viewBox="0 0 21600 21600" draw:text-areas="800 800 20800 20800" draw:type="round-rectangular-callout" draw:modifiers="2473.41678394193 50277.72227772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3">
          <draw:circle draw:style-name="gr2" draw:layer="layout" svg:width="2cm" svg:height="2cm" svg:x="16cm" svg:y="2.451cm">
            <text:p text:style-name="P3"/>
          </draw:circle>
          <draw:line draw:style-name="gr3" draw:layer="layout" svg:x1="17cm" svg:y1="1.451cm" svg:x2="17cm" svg:y2="5.451cm">
            <text:p text:style-name="P3"/>
          </draw:line>
          <draw:line draw:style-name="gr3" draw:layer="layout" svg:x1="15cm" svg:y1="3.451cm" svg:x2="19cm" svg:y2="3.451cm">
            <text:p text:style-name="P3"/>
          </draw:line>
          <draw:rect draw:style-name="gr4" draw:text-style-name="P2" draw:layer="layout" svg:width="0.661cm" svg:height="0.661cm" svg:x="16.662cm" svg:y="3.113cm">
            <text:p text:style-name="P3"/>
          </draw:rect>
        </draw:g>
        <draw:path draw:style-name="gr5" draw:text-style-name="P2" draw:layer="layout" svg:width="10.501cm" svg:height="21.999cm" svg:x="13.998cm" svg:y="3.451cm" svg:viewBox="0 0 10502 22000" svg:d="m44 0c16 561-141 1144 57 1681 213 577 203 1253 743 1680 574 455 1183 914 2000 1088 917 196 1762 608 2572 1039 706 375 1385 845 1771 1483 311 515 215 1134 57 1680-174 603-718 994-971 1582-278 646-616 1266-971 1879-332 572-272 1183-229 1780 40 552 151 1067 343 1631 213 628 658 1138 1256 1385 722 297 1136 763 1772 1137 594 350 805 1019 1200 1533 366 476 140 1049 457 1532l286 544 115 346">
          <text:p text:style-name="P3"/>
        </draw:path>
        <draw:custom-shape draw:style-name="gr1" draw:text-style-name="P1" draw:layer="layout" svg:width="6cm" svg:height="1cm" svg:x="23.5cm" svg:y="9.451cm">
          <text:p text:style-name="P1">Real travel route</text:p>
          <draw:enhanced-geometry svg:viewBox="0 0 21600 21600" draw:text-areas="800 800 20800 20800" draw:type="round-rectangular-callout" draw:modifiers="-7529.94500916514 24059.9400599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12cm" svg:height="1cm" svg:x="0cm" svg:y="0.451cm">
          <text:p text:style-name="P1">Last GPS-assisted INS fix (at t0)</text:p>
          <draw:enhanced-geometry svg:viewBox="0 0 21600 21600" draw:text-areas="800 800 20800 20800" draw:type="round-rectangular-callout" draw:modifiers="18774.2354803766 63526.87312687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ircle draw:style-name="gr6" draw:layer="layout" svg:width="2cm" svg:height="2cm" svg:x="4.5cm" svg:y="21.451cm">
            <text:p text:style-name="P3"/>
          </draw:circle>
          <draw:line draw:style-name="gr7" draw:layer="layout" svg:x1="5.5cm" svg:y1="20.451cm" svg:x2="5.5cm" svg:y2="24.451cm">
            <text:p text:style-name="P3"/>
          </draw:line>
          <draw:line draw:style-name="gr7" draw:layer="layout" svg:x1="3.5cm" svg:y1="22.451cm" svg:x2="7.5cm" svg:y2="22.451cm">
            <text:p text:style-name="P3"/>
          </draw:line>
          <draw:rect draw:style-name="gr8" draw:text-style-name="P2" draw:layer="layout" svg:width="0.661cm" svg:height="0.661cm" svg:x="5.162cm" svg:y="22.113cm">
            <text:p text:style-name="P3"/>
          </draw:rect>
        </draw:g>
        <draw:g draw:id="id4">
          <draw:circle draw:style-name="gr6" draw:layer="layout" svg:width="2cm" svg:height="2cm" svg:x="10.5cm" svg:y="3.451cm">
            <text:p text:style-name="P3"/>
          </draw:circle>
          <draw:line draw:style-name="gr7" draw:layer="layout" svg:x1="11.5cm" svg:y1="2.451cm" svg:x2="11.5cm" svg:y2="6.451cm">
            <text:p text:style-name="P3"/>
          </draw:line>
          <draw:line draw:style-name="gr7" draw:layer="layout" svg:x1="9.5cm" svg:y1="4.451cm" svg:x2="13.5cm" svg:y2="4.451cm">
            <text:p text:style-name="P3"/>
          </draw:line>
          <draw:rect draw:style-name="gr8" draw:text-style-name="P2" draw:layer="layout" svg:width="0.661cm" svg:height="0.661cm" svg:x="11.162cm" svg:y="4.113cm">
            <text:p text:style-name="P3"/>
          </draw:rect>
        </draw:g>
        <draw:g>
          <draw:circle draw:style-name="gr6" draw:layer="layout" svg:width="2cm" svg:height="2cm" svg:x="13cm" svg:y="8.451cm">
            <text:p text:style-name="P3"/>
          </draw:circle>
          <draw:line draw:style-name="gr7" draw:layer="layout" svg:x1="14cm" svg:y1="7.451cm" svg:x2="14cm" svg:y2="11.451cm">
            <text:p text:style-name="P3"/>
          </draw:line>
          <draw:line draw:style-name="gr7" draw:layer="layout" svg:x1="12cm" svg:y1="9.451cm" svg:x2="16cm" svg:y2="9.451cm">
            <text:p text:style-name="P3"/>
          </draw:line>
          <draw:rect draw:style-name="gr8" draw:text-style-name="P2" draw:layer="layout" svg:width="0.661cm" svg:height="0.661cm" svg:x="13.662cm" svg:y="9.113cm">
            <text:p text:style-name="P3"/>
          </draw:rect>
        </draw:g>
        <draw:g>
          <draw:circle draw:style-name="gr6" draw:layer="layout" svg:width="2cm" svg:height="2cm" svg:x="5cm" svg:y="16.951cm">
            <text:p text:style-name="P3"/>
          </draw:circle>
          <draw:line draw:style-name="gr7" draw:layer="layout" svg:x1="6cm" svg:y1="15.951cm" svg:x2="6cm" svg:y2="19.951cm">
            <text:p text:style-name="P3"/>
          </draw:line>
          <draw:line draw:style-name="gr7" draw:layer="layout" svg:x1="4cm" svg:y1="17.951cm" svg:x2="8cm" svg:y2="17.951cm">
            <text:p text:style-name="P3"/>
          </draw:line>
          <draw:rect draw:style-name="gr8" draw:text-style-name="P2" draw:layer="layout" svg:width="0.661cm" svg:height="0.661cm" svg:x="5.662cm" svg:y="17.613cm">
            <text:p text:style-name="P3"/>
          </draw:rect>
        </draw:g>
        <draw:g>
          <draw:circle draw:style-name="gr6" draw:layer="layout" svg:width="2cm" svg:height="2cm" svg:x="10.5cm" svg:y="13.451cm">
            <text:p text:style-name="P3"/>
          </draw:circle>
          <draw:line draw:style-name="gr7" draw:layer="layout" svg:x1="11.5cm" svg:y1="12.451cm" svg:x2="11.5cm" svg:y2="16.451cm">
            <text:p text:style-name="P3"/>
          </draw:line>
          <draw:line draw:style-name="gr7" draw:layer="layout" svg:x1="9.5cm" svg:y1="14.451cm" svg:x2="13.5cm" svg:y2="14.451cm">
            <text:p text:style-name="P3"/>
          </draw:line>
          <draw:rect draw:style-name="gr8" draw:text-style-name="P2" draw:layer="layout" svg:width="0.661cm" svg:height="0.661cm" svg:x="11.162cm" svg:y="14.113cm">
            <text:p text:style-name="P3"/>
          </draw:rect>
        </draw:g>
        <draw:g draw:id="id2">
          <draw:circle draw:style-name="gr6" draw:layer="layout" svg:width="2cm" svg:height="2cm" svg:x="7.5cm" svg:y="25.451cm">
            <text:p text:style-name="P3"/>
          </draw:circle>
          <draw:line draw:style-name="gr7" draw:layer="layout" svg:x1="8.5cm" svg:y1="24.451cm" svg:x2="8.5cm" svg:y2="28.451cm">
            <text:p text:style-name="P3"/>
          </draw:line>
          <draw:line draw:style-name="gr7" draw:layer="layout" svg:x1="6.5cm" svg:y1="26.451cm" svg:x2="10.5cm" svg:y2="26.451cm">
            <text:p text:style-name="P3"/>
          </draw:line>
          <draw:rect draw:style-name="gr8" draw:text-style-name="P2" draw:layer="layout" svg:width="0.661cm" svg:height="0.661cm" svg:x="8.162cm" svg:y="26.113cm">
            <text:p text:style-name="P3"/>
          </draw:rect>
        </draw:g>
        <draw:connector draw:style-name="Error_20_arrow" draw:text-style-name="P3" draw:layer="layout" draw:type="line" svg:x1="24.5cm" svg:y1="23.451cm" svg:x2="10.5cm" svg:y2="26.451cm" draw:start-shape="id1" draw:start-glue-point="3" draw:end-shape="id2" draw:end-glue-point="1" svg:d="m24500 23451-14000 3000">
          <text:p text:style-name="P3">Static error</text:p>
        </draw:connector>
        <draw:custom-shape draw:style-name="gr1" draw:text-style-name="P1" draw:layer="layout" svg:width="4cm" svg:height="4cm" svg:x="4cm" svg:y="6.451cm">
          <text:p text:style-name="P1">Next INS fixes are without GPS and start to drift</text:p>
          <draw:enhanced-geometry svg:viewBox="0 0 21600 21600" draw:text-areas="800 800 20800 20800" draw:type="round-rectangular-callout" draw:modifiers="37666.383404149 42276.8307923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5cm" svg:height="2cm" svg:x="0cm" svg:y="26.451cm">
          <text:p text:style-name="P1">Current INS fix (at t1)</text:p>
          <draw:enhanced-geometry svg:viewBox="0 0 21600 21600" draw:text-areas="800 800 20800 20800" draw:type="round-rectangular-callout" draw:modifiers="28437.1925614877 6854.57271364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cbpe_20_vector" draw:text-style-name="P3" draw:layer="layout" draw:type="line" svg:x1="17cm" svg:y1="5.451cm" svg:x2="26.5cm" svg:y2="21.451cm" draw:start-shape="id3" draw:start-glue-point="2" draw:end-shape="id1" draw:end-glue-point="0" svg:d="m17000 5451 9500 16000">
          <text:p text:style-name="P3"/>
          <text:p text:style-name="P3"/>
          <text:p text:style-name="P3"/>
          <text:p text:style-name="P3"/>
          <text:p text:style-name="P3"/>
          <text:p text:style-name="P3"/>
          <text:p text:style-name="P3"/>
          <text:p text:style-name="P3"/>
          <text:p text:style-name="P3"/>
          <text:p text:style-name="P3"/>
          <text:p text:style-name="P3"/>
          <text:p text:style-name="P3">Mean </text:p>
          <text:p text:style-name="P4"><text:s text:c="17"/>Current best position estimate</text:p>
          <text:p text:style-name="P3"><text:s/>based route</text:p>
        </draw:connector>
        <draw:connector draw:style-name="INS_20_vector" draw:text-style-name="P1" draw:layer="layout" draw:type="line" svg:x1="11.5cm" svg:y1="6.451cm" svg:x2="8.5cm" svg:y2="24.451cm" draw:start-shape="id4" draw:start-glue-point="2" draw:end-shape="id2" draw:end-glue-point="0" svg:d="m11500 6451-3000 18000">
          <text:p text:style-name="P1"/>
          <text:p text:style-name="P1"/>
          <text:p text:style-name="P1"/>
          <text:p text:style-name="P5">Mean</text:p>
          <text:p text:style-name="P5">INS </text:p>
          <text:p text:style-name="P1">based route</text:p>
        </draw:connector>
        <draw:connector draw:style-name="cbpe_20_vector" draw:text-style-name="P3" draw:layer="layout" draw:type="line" svg:x1="13cm" svg:y1="28.082cm" svg:x2="14.5cm" svg:y2="30.609cm" svg:d="m13000 28082 1500 2527">
          <text:p text:style-name="P3"/>
        </draw:connector>
        <draw:connector draw:style-name="INS_20_vector" draw:text-style-name="P3" draw:layer="layout" draw:type="line" svg:x1="12.974cm" svg:y1="28.109cm" svg:x2="12.5cm" svg:y2="30.951cm" svg:d="m12974 28109-474 2842">
          <text:p text:style-name="P3"/>
        </draw:connector>
        <draw:custom-shape draw:style-name="gr9" draw:text-style-name="P3" draw:layer="layout" svg:width="2cm" svg:height="2cm" svg:x="12cm" svg:y="27.109cm">
          <text:p text:style-name="P3">Angular error</text:p>
          <text:p text:style-name="P3"/>
          <draw:enhanced-geometry draw:mirror-horizontal="false" draw:mirror-vertical="false" draw:glue-point-type="segments" draw:type="mso-spt100" draw:modifiers="100.78864961889 56.320465948102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cbpe_20_vector" draw:text-style-name="P3" draw:layer="layout" draw:type="line" svg:x1="17.856cm" svg:y1="30.025cm" svg:x2="26.512cm" svg:y2="29.987cm" svg:d="m17856 30025 8656-38">
          <text:p text:style-name="P3"/>
        </draw:connector>
        <draw:connector draw:style-name="INS_20_vector" draw:text-style-name="P3" draw:layer="layout" draw:type="line" svg:x1="17.894cm" svg:y1="30.894cm" svg:x2="22.584cm" svg:y2="30.932cm" svg:d="m17894 30894 4690 38">
          <text:p text:style-name="P3"/>
        </draw:connector>
        <draw:connector draw:style-name="Error_20_arrow" draw:text-style-name="P3" draw:layer="layout" draw:type="line" svg:x1="26.55cm" svg:y1="31.45cm" svg:x2="22.581cm" svg:y2="31.499cm" svg:d="m26550 31450-3969 49">
          <text:p text:style-name="P3"/>
          <text:p text:style-name="P3"/>
          <text:p text:style-name="P3"/>
          <text:p text:style-name="P3">Speed changing error</text:p>
          <text:p text:style-name="P3"><text:s/>(Acceleration error)</text:p>
        </draw:connector>
        <draw:custom-shape draw:style-name="gr1" draw:text-style-name="P1" draw:layer="layout" svg:width="4cm" svg:height="4cm" svg:x="4cm" svg:y="6.451cm">
          <text:p text:style-name="P1">Next INS fixes are without GPS and start to drift</text:p>
          <draw:enhanced-geometry svg:viewBox="0 0 21600 21600" draw:text-areas="800 800 20800 20800" draw:type="round-rectangular-callout" draw:modifiers="-696.425893526618 78091.47713071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4cm" svg:height="4cm" svg:x="4cm" svg:y="6.451cm">
          <text:p text:style-name="P1">Next INS fixes are without GPS and start to drift</text:p>
          <draw:enhanced-geometry svg:viewBox="0 0 21600 21600" draw:text-areas="800 800 20800 20800" draw:type="round-rectangular-callout" draw:modifiers="11958.0104973757 57684.57885528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Icon_20_with_20_Border" style:display-name="Icon with Border" style:family="graphic" style:parent-style-name="standard">
      <style:graphic-properties draw:stroke="solid" draw:stroke-dash="Dash_20_2" svg:stroke-width="0.1cm" svg:stroke-color="#000000" draw:marker-start-width="0.45cm" draw:marker-start-center="false" draw:marker-end-width="0.4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Icon_5f_20_5f_with_5f_20_5f_Border" style:display-name="Icon_20_with_20_Border">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ositioning_20_Data" style:display-name="Positioning Data" style:family="graphic" style:parent-style-name="standard">
      <style:graphic-properties draw:stroke-dash="Dash_20_2" svg:stroke-width="0.4cm" svg:stroke-color="#4700b8" draw:marker-start-width="0.9cm" draw:marker-end="Arrow" draw:marker-end-width="0.9cm" draw:fill="none" draw:fill-color="#2323dc" draw:fill-gradient-name="Gradient_20_7" draw:fill-hatch-name="Hatch_20_1" draw:fill-image-name="Bitmape_20_1" draw:fill-image-width="0cm" draw:fill-image-height="0cm"/>
    </style:style>
    <style:style style:name="Comment_20_Blob" style:display-name="Comment Blob" style:family="graphic" style:parent-style-name="standard">
      <style:graphic-properties draw:stroke-dash="Dash_20_2" draw:fill-color="#e6e6e6" draw:fill-gradient-name="Gradient_20_7" draw:fill-hatch-name="Hatch_20_1" draw:fill-image-name="Bitmape_20_1" draw:fill-image-width="0cm" draw:fill-image-height="0cm"/>
    </style:style>
    <style:style style:name="System_20_boundary" style:display-name="System boundary" style:family="graphic" style:parent-style-name="standard">
      <style:graphic-properties draw:stroke="dash" draw:stroke-dash="Ultrafine_20_Dashed" svg:stroke-width="0.3cm" svg:stroke-color="#999999" draw:marker-start-width="0.75cm" draw:marker-end-width="0.75cm" draw:fill="none" draw:fill-gradient-name="Gradient_20_7" draw:fill-hatch-name="Hatch_20_1" draw:fill-image-name="Bitmape_20_1" draw:fill-image-width="0cm" draw:fill-image-height="0cm"/>
    </style:style>
    <style:style style:name="Data_20_Transfer" style:display-name="Data Transfer" style:family="graphic" style:parent-style-name="Positioning_20_Data">
      <style:graphic-properties svg:stroke-width="0.9cm" svg:stroke-color="#ffd320" draw:marker-start-width="1.65cm" draw:marker-end-width="1.65cm"/>
    </style:style>
    <style:style style:name="Data" style:family="graphic" style:parent-style-name="standard">
      <style:graphic-properties draw:stroke-dash="Dash_20_2" svg:stroke-width="0.2cm" svg:stroke-color="#23b8dc" draw:marker-start="Arrow" draw:marker-start-width="0.6cm" draw:marker-end="Arrow" draw:marker-end-width="0.6cm" draw:fill-gradient-name="Gradient_20_8" draw:fill-hatch-name="Hatch_20_1" draw:fill-image-name="Bitmape_20_1"/>
    </style:style>
    <style:style style:name="INS_20_fix" style:display-name="INS fix" style:family="graphic" style:parent-style-name="standard">
      <style:graphic-properties svg:stroke-color="#ff3366" draw:marker-start-center="false"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INS_5f_20_5f_fix" style:display-name="INS_20_fix">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Lucida Sans Unicode'"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Error_20_arrow" style:display-name="Error arrow" style:family="graphic" style:parent-style-name="Positioning_20_Data">
      <style:graphic-properties svg:stroke-width="0.1cm" svg:stroke-color="#ff0000" draw:marker-start="Arrow" draw:marker-start-width="0.55cm" draw:marker-end="Arrow" draw:marker-end-width="0.55cm" draw:fill="solid" draw:fill-color="#ff0000" draw:textarea-horizontal-align="center" draw:textarea-vertical-align="middle"/>
      <style:paragraph-properties fo:text-align="center">
        <style:tab-stops/>
      </style:paragraph-properties>
      <style:text-properties style:text-outline="true" fo:font-size="24pt"/>
    </style:style>
    <style:style style:name="INS_20_vector" style:display-name="INS vector" style:family="graphic" style:parent-style-name="Error_20_arrow">
      <style:graphic-properties svg:stroke-color="#ff420e"/>
      <style:text-properties style:text-outline="false" fo:font-size="18pt"/>
    </style:style>
    <style:style style:name="cbpe_20_vector" style:display-name="cbpe vector" style:family="graphic" style:parent-style-name="Error_20_arrow">
      <style:graphic-properties svg:stroke-color="#000000" draw:textarea-horizontal-align="left" draw:fit-to-size="false" draw:fit-to-contour="false" fo:padding-top="0cm" fo:padding-bottom="0cm" fo:padding-left="0cm" fo:padding-right="0cm"/>
      <style:paragraph-properties>
        <style:tab-stops/>
      </style:paragraph-properties>
      <style:text-properties style:text-outline="false" fo:font-size="18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initial-creator>Marcel Suter</meta:initial-creator>
    <meta:creation-date>2008-10-13T10:30:37</meta:creation-date>
    <dc:creator>Marcel Suter</dc:creator>
    <dc:date>2008-11-10T12:01:18</dc:date>
    <meta:editing-cycles>16</meta:editing-cycles>
    <meta:editing-duration>PT5H27M24S</meta:editing-duration>
    <meta:user-defined meta:name="Info 1"/>
    <meta:user-defined meta:name="Info 2"/>
    <meta:user-defined meta:name="Info 3"/>
    <meta:user-defined meta:name="Info 4"/>
    <meta:document-statistic meta:object-count="59"/>
  </office:meta>
</office:document-meta>
</file>